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Mangal1" svg:font-family="Mangal"/>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meline" style:family="table">
      <style:table-properties style:width="6.925in" table:align="margins" fo:background-color="transparent" style:may-break-between-rows="false">
        <style:background-image/>
      </style:table-properties>
    </style:style>
    <style:style style:name="Timeline.A" style:family="table-column">
      <style:table-column-properties style:column-width="1.3847in" style:rel-column-width="13107*"/>
    </style:style>
    <style:style style:name="Timelin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imeline.B1" style:family="table-cell">
      <style:table-cell-properties fo:padding="0.0382in" fo:border-left="0.05pt solid #000000" fo:border-right="none" fo:border-top="0.05pt solid #000000" fo:border-bottom="0.05pt solid #000000"/>
    </style:style>
    <style:style style:name="Timeline.C1" style:family="table-cell">
      <style:table-cell-properties fo:padding="0.0382in" fo:border-left="0.05pt solid #000000" fo:border-right="none" fo:border-top="0.05pt solid #000000" fo:border-bottom="0.05pt solid #000000"/>
    </style:style>
    <style:style style:name="Timeline.D1" style:family="table-cell">
      <style:table-cell-properties fo:padding="0.0382in" fo:border-left="0.05pt solid #000000" fo:border-right="none" fo:border-top="0.05pt solid #000000" fo:border-bottom="0.05pt solid #000000"/>
    </style:style>
    <style:style style:name="Timeline.E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B2" style:family="table-cell">
      <style:table-cell-properties fo:padding="0.0382in" fo:border-left="0.05pt solid #000000" fo:border-right="none" fo:border-top="none" fo:border-bottom="0.05pt solid #000000"/>
    </style:style>
    <style:style style:name="Timeline.C2" style:family="table-cell">
      <style:table-cell-properties fo:padding="0.0382in" fo:border-left="0.05pt solid #000000" fo:border-right="none" fo:border-top="none" fo:border-bottom="0.05pt solid #000000"/>
    </style:style>
    <style:style style:name="Timeline.D2" style:family="table-cell">
      <style:table-cell-properties fo:padding="0.0382in" fo:border-left="0.05pt solid #000000" fo:border-right="none" fo:border-top="none" fo:border-bottom="0.05pt solid #000000"/>
    </style:style>
    <style:style style:name="Timeline.E2" style:family="table-cell">
      <style:table-cell-properties fo:padding="0.0382in" fo:border-left="0.05pt solid #000000" fo:border-right="0.05pt solid #000000" fo:border-top="none" fo:border-bottom="0.05pt solid #000000"/>
    </style:style>
    <style:style style:name="Timeline.A3" style:family="table-cell">
      <style:table-cell-properties fo:padding="0.0382in" fo:border-left="0.05pt solid #000000" fo:border-right="none" fo:border-top="none" fo:border-bottom="0.05pt solid #000000"/>
    </style:style>
    <style:style style:name="Timeline.B3" style:family="table-cell">
      <style:table-cell-properties fo:padding="0.0382in" fo:border-left="0.05pt solid #000000" fo:border-right="none" fo:border-top="none" fo:border-bottom="0.05pt solid #000000"/>
    </style:style>
    <style:style style:name="Timeline.C3" style:family="table-cell">
      <style:table-cell-properties fo:padding="0.0382in" fo:border-left="0.05pt solid #000000" fo:border-right="none" fo:border-top="none" fo:border-bottom="0.05pt solid #000000"/>
    </style:style>
    <style:style style:name="Timeline.D3" style:family="table-cell">
      <style:table-cell-properties fo:padding="0.0382in" fo:border-left="0.05pt solid #000000" fo:border-right="none" fo:border-top="none" fo:border-bottom="0.05pt solid #000000"/>
    </style:style>
    <style:style style:name="Timeline.E3" style:family="table-cell">
      <style:table-cell-properties fo:padding="0.0382in" fo:border-left="0.05pt solid #000000" fo:border-right="0.05pt solid #000000" fo:border-top="none" fo:border-bottom="0.05pt solid #000000"/>
    </style:style>
    <style:style style:name="Timeline.A4" style:family="table-cell">
      <style:table-cell-properties fo:padding="0.0382in" fo:border-left="0.05pt solid #000000" fo:border-right="none" fo:border-top="none" fo:border-bottom="0.05pt solid #000000"/>
    </style:style>
    <style:style style:name="Timeline.B4" style:family="table-cell">
      <style:table-cell-properties fo:padding="0.0382in" fo:border-left="0.05pt solid #000000" fo:border-right="none" fo:border-top="none" fo:border-bottom="0.05pt solid #000000"/>
    </style:style>
    <style:style style:name="Timeline.C4" style:family="table-cell">
      <style:table-cell-properties fo:padding="0.0382in" fo:border-left="0.05pt solid #000000" fo:border-right="none" fo:border-top="none" fo:border-bottom="0.05pt solid #000000"/>
    </style:style>
    <style:style style:name="Timeline.D4" style:family="table-cell">
      <style:table-cell-properties fo:padding="0.0382in" fo:border-left="0.05pt solid #000000" fo:border-right="none" fo:border-top="none" fo:border-bottom="0.05pt solid #000000"/>
    </style:style>
    <style:style style:name="Timeline.E4" style:family="table-cell">
      <style:table-cell-properties fo:padding="0.0382in" fo:border-left="0.05pt solid #000000" fo:border-right="0.05pt solid #000000" fo:border-top="none" fo:border-bottom="0.05pt solid #000000"/>
    </style:style>
    <style:style style:name="Table1" style:family="table">
      <style:table-properties style:width="5.3125in" fo:margin-left="1.1375in" fo:margin-top="0in" fo:margin-bottom="0in" table:align="left"/>
    </style:style>
    <style:style style:name="Table1.A" style:family="table-column">
      <style:table-column-properties style:column-width="0.6521in"/>
    </style:style>
    <style:style style:name="Table1.B" style:family="table-column">
      <style:table-column-properties style:column-width="0.9104in"/>
    </style:style>
    <style:style style:name="Table1.C" style:family="table-column">
      <style:table-column-properties style:column-width="3.75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none">
        <style:background-image/>
      </style:table-cell-properties>
    </style:style>
    <style:style style:name="Table1.B2" style:family="table-cell" style:data-style-name="N104">
      <style:table-cell-properties style:vertical-align="bottom" fo:background-color="transparent" fo:padding="0in" fo:border="none">
        <style:background-image/>
      </style:table-cell-properties>
    </style:style>
    <style:style style:name="P1" style:family="paragraph" style:parent-style-name="Standard">
      <style:text-properties officeooo:rsid="001bf8ef" officeooo:paragraph-rsid="001bf8ef"/>
    </style:style>
    <style:style style:name="P2" style:family="paragraph" style:parent-style-name="Standard">
      <style:text-properties officeooo:rsid="001bf8ef" officeooo:paragraph-rsid="001c8de3"/>
    </style:style>
    <style:style style:name="P3" style:family="paragraph" style:parent-style-name="Standard">
      <style:text-properties officeooo:rsid="001bf8ef" officeooo:paragraph-rsid="001eef14"/>
    </style:style>
    <style:style style:name="P4" style:family="paragraph" style:parent-style-name="Standard">
      <style:text-properties officeooo:rsid="001bf8ef" officeooo:paragraph-rsid="001fbb08"/>
    </style:style>
    <style:style style:name="P5" style:family="paragraph" style:parent-style-name="Standard">
      <style:text-properties officeooo:rsid="001bf8ef" officeooo:paragraph-rsid="0021d882"/>
    </style:style>
    <style:style style:name="P6" style:family="paragraph" style:parent-style-name="Standard">
      <style:text-properties fo:font-weight="normal" officeooo:rsid="001bf8ef" style:font-weight-asian="normal" style:font-weight-complex="normal"/>
    </style:style>
    <style:style style:name="P7" style:family="paragraph" style:parent-style-name="Standard">
      <style:text-properties style:font-name="Times New Roman" fo:font-weight="normal" style:font-weight-asian="normal" style:font-weight-complex="normal"/>
    </style:style>
    <style:style style:name="P8" style:family="paragraph" style:parent-style-name="Standard">
      <style:text-properties style:font-name="Times New Roman" fo:font-weight="normal" officeooo:rsid="001bf8ef" officeooo:paragraph-rsid="001bf8ef" style:font-weight-asian="normal" style:font-weight-complex="normal"/>
    </style:style>
    <style:style style:name="P9" style:family="paragraph" style:parent-style-name="Standard">
      <style:text-properties style:font-name="Times New Roman" fo:font-weight="normal" officeooo:rsid="001bf8ef" officeooo:paragraph-rsid="001c8de3" style:font-weight-asian="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21d882"/>
    </style:style>
    <style:style style:name="P13" style:family="paragraph" style:parent-style-name="Table_20_Contents">
      <style:text-properties officeooo:rsid="001e0f04" officeooo:paragraph-rsid="001e0f04"/>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1c8de3" style:font-weight-asian="normal" style:font-weight-complex="normal"/>
    </style:style>
    <style:style style:name="T4" style:family="text">
      <style:text-properties fo:font-weight="normal" officeooo:rsid="001fbb08" style:font-weight-asian="normal"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01c8de3" style:font-weight-asian="normal" style:font-weight-complex="normal"/>
    </style:style>
    <style:style style:name="T7" style:family="text">
      <style:text-properties style:font-name="Times New Roman" fo:font-weight="normal" officeooo:rsid="001fbb08" style:font-weight-asian="normal" style:font-weight-complex="normal"/>
    </style:style>
    <style:style style:name="T8" style:family="text">
      <style:text-properties officeooo:rsid="001e0f04"/>
    </style:style>
    <style:style style:name="T9" style:family="text">
      <style:text-properties officeooo:rsid="001eef14"/>
    </style:style>
    <style:style style:name="T10" style:family="text">
      <style:text-properties officeooo:rsid="001fbb08"/>
    </style:style>
    <style:style style:name="T11" style:family="text">
      <style:text-properties officeooo:rsid="0022f5a9"/>
    </style:style>
    <style:style style:name="T12" style:family="text">
      <style:text-properties officeooo:rsid="002344e2"/>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Requirements: <text:span text:style-name="T8">I</text:span>nclude the sections listed belo<text:span text:style-name="T8">w and u</text:span>se <text:span text:style-name="T8">the </text:span>headings provided.<text:line-break/><text:line-break/>Table of Contents:<text:line-break/>An inexpensive Phagestat for Continuous Evolution Research<text:line-break/>Peter B. Reintjes<text:line-break/>North Carolina Museum of Life and Science<text:line-break/><text:line-break/>Abstract<text:line-break/>Technical Proposal Narrative:<text:line-break/> <text:s/>Problem<text:line-break/> <text:s/>Current Status of Research<text:line-break/> <text:s/>Technical Goals<text:line-break/> <text:s/>Project Plan<text:line-break/> <text:s/>Evaluation<text:line-break/> <text:s text:c="3"/>1) Criteria for a go/no-go decision, include metrics<text:line-break/> <text:s text:c="3"/>2) Discuss challenges<text:line-break/><text:line-break/> <text:s/>Commercial Proposal Narrative<text:line-break/> <text:s text:c="3"/>Problem<text:line-break/> <text:s text:c="3"/>Commercial Goals<text:line-break/> <text:s text:c="3"/>Market<text:line-break/> <text:s text:c="3"/>Intellectual Property<text:line-break/> <text:s text:c="3"/>Project Plan<text:line-break/><text:line-break/><text:line-break/><text:line-break/>Abstract:<text:line-break/>Continuous <text:span text:style-name="T8">e</text:span>volution systems (PACE, PATHE) provide a powerful approach to protein engineering to increase Protein-DNA and Protein-Protein binding affinities and selectivity through directed evolution. <text:s/>Ad-hoc systems built from commercially available equipment have material costs on the order of ~$30,000.00 as well as high labor costs because of the requirement of continuous monitoring. <text:s/>Alternatively, by using inexpensive computational systems, commodity electronic and plumbing and a few custom 3D-printed components, a bio-reactor can be built for approximatel $1000 which <text:span text:style-name="T8">reduces</text:span> oversight requirements through non-contact sensing, image processing, and computer-controlled feedback. <text:s/>This inexpensive <text:span text:style-name="T8">and</text:span> easy-to-use apparatus will be provide a scalable platform <text:span text:style-name="T8">for using</text:span> directed evolution <text:span text:style-name="T8">for </text:span>protein engineering.<text:line-break/><text:line-break/> (no more than one page): Provide an overview of the project, including a brief description of the technology, the name of the Commercialization Advisor, and a summary of the technical and commercialization goals.</text:p>
      <text:p text:style-name="P4"><text:line-break/>Technical Proposal Narrative: The technical narrative should be no more than 4 pages long and include all sections below. Use the headings provided.<text:line-break/><text:line-break/>-Problem<text:line-break/><text:line-break/>Protein Engineering <text:span text:style-name="T9">consists principally of finding </text:span>DNA sequence <text:span text:style-name="T9">modifications</text:span> that result in a desired protein structure. <text:s/>The difficulty of predicting precise three-dimensional shape and charge distribution from a sequence change means that traditional engineering approaches are often impractical. <text:s/>As the <text:soft-page-break/>goal of protein engineering is often to find a structure with stronger and more selective binding with a particular target, even if a precise correspondence between sequence changes and conformational changes were possible, it would still require precise knowledge of the target's shape and charge distribution in-vivo, which could be significantly different from information available through crystallography or NMR.<text:line-break/><text:line-break/>Directed evolution is a method whereby in-vivo interaction between a target protein and mutable protein can be used as a selection mechanism to discover novel sequences with the desired property. <text:s/>Given a target and a <text:span text:style-name="T9">provisional</text:span> protein which have some binding affinity, directed evolution provides an alternative approach to find those sequence changes which <text:span text:style-name="T9">will </text:span>increase binding and selectivity (Cf. Esvelt et al.).<text:line-break/><text:line-break/>We give the name 'Phagestat' to an apparatus which maintains a population of bacterial virus (phage) which is undergoing directed evolution through interaction with a bacterial host that has been programmed to mutate, select, and propagate that virus.<text:line-break/><text:line-break/>An inexpensive, highly automated, and reliable phagestat will allow more directed evolution experiments to be performed. <text:s/>Although the task of designing plasmids for the host cell generally is more difficult and may take longer than running <text:span text:style-name="T9">the</text:span> evolution experiment, <text:span text:style-name="T9">the </text:span>inexpensive <text:span text:style-name="T9">phagestat </text:span>open<text:span text:style-name="T9">s</text:span> the possibility of performing many parallel experiments with different starting sequences and <text:span text:style-name="T9">sequentially e</text:span>volv<text:span text:style-name="T9">ing seq</text:span>uences f<text:span text:style-name="T9">or</text:span> <text:span text:style-name="T9">increased </text:span>binding, <text:span text:style-name="T9">selectivity, or negative selection pressure for unwanted properties.</text:span><text:line-break/> <text:line-break/><text:line-break/>-Current Status of Research<text:line-break/><text:line-break/><text:span text:style-name="T11">Prototypes of all i</text:span>ndividual components, including the turbidostat, host cell incubator (CellStat), computer vision level monitoring, leakage alarm, and automatic sampling system have been built and tested. Reliability testing over several weeks have been performed on various subsystems including the heating/mixing/aeration cell culture system, phage lagoon mixing, heating, and lighting systems as well as the Bluetooth communications between these subsystems (CellStat and Lagoons) and the main computer. <text:s/><text:span text:style-name="T10">Platform i</text:span>ndependent control software, written in Python, Prolog, and using OpenCV for image processing has been tested on Microsoft Windows <text:span text:style-name="T10">(XP, 7)</text:span> <text:span text:style-name="T10">and </text:span>Linux <text:span text:style-name="T10">(Debian8, Ubuntu, Raspian)</text:span>.<text:line-break/><text:line-break/>We know of no similar work to reduce the cost of constructing and operating phage-based continuous evolution <text:span text:style-name="T11">environments</text:span>. <text:s/>We acknowledge that the capital and labor costs of running such experiments may be of minor importance to practitioners of academic biological research. <text:s/>Researchers currently involved in active research in this area probably do not regard a $30,000 capital cost and oversight requiring <text:span text:style-name="T11">several</text:span> lab technicians as a primary concern. <text:span text:style-name="T11">However, the effort that goes into setting up and debugging these systems has not being fully quantified and we believe that streamlining the mechanics of maintaining an evolving phage population will free these practitioners to concentrate on plasmid design and to conduct many more experiments where previous constraints may have allowed for only a few.</text:span><text:line-break/><text:line-break/>This work requires expertise in areas outside of Molecular Biology, and its goal is to lower the cost of entry into this area of research as rather than to achieve any particular protein engineering task. <text:s/>That said, the design and testing of the device is driven almost entirely by the requirements of ongoing work by Drs. Edgell, Charles, and Collier <text:span text:style-name="T11">to enhance binding for protease inhibitors of bacterial extra-</text:span><text:soft-page-break/><text:span text:style-name="T11">cellular virulence factors.</text:span><text:line-break/><text:line-break/>Describe the work that has been done to date, both in the lab of the scientist and in the field.<text:line-break/><text:line-break/><text:span text:style-name="T1">-Technical Goals<text:line-break/><text:line-break/>Explain the goals for the development of the technology to be achieved in this project.</text:span><text:line-break/></text:p>
      <text:p text:style-name="P1">Develop software to assist calibration of the <text:span text:style-name="T2">EvoStat using </text:span><text:span text:style-name="T3">external references for luminosity and cell density, </text:span><text:span text:style-name="T4">thus exploiting shared equipment while keeping the cost of each phagestat low.</text:span></text:p>
      <text:p text:style-name="P6"/>
      <text:p text:style-name="Standard"><text:span text:style-name="T2">Evaluate </text:span><text:span text:style-name="T3">the use of </text:span><text:span text:style-name="T2">several commodity USB and WiFi camera systems to accommodate hardware cost or performance improvements and availabilit</text:span><text:span text:style-name="T4">y.</text:span></text:p>
      <text:p text:style-name="P7"/>
      <text:p text:style-name="P1"><text:span text:style-name="T5">Test operation over many hours of unattended operation. <text:s/>Goals include reliable operation for at least 100 hours (four days) </text:span><text:span text:style-name="T7">and rapid detection and communication of problems (e.g. controlled suspension of operation and sending of text messages after leak detection).</text:span></text:p>
      <text:p text:style-name="P8"/>
      <text:p text:style-name="P2"><text:span text:style-name="T5">Develop procedures for replacing </text:span><text:span text:style-name="T7">any </text:span><text:span text:style-name="T5">subsystem </text:span><text:span text:style-name="T7">without interrupting the long-term experiment.</text:span><text:span text:style-name="T5"> <text:s/></text:span></text:p>
      <text:p text:style-name="P9"><text:s/></text:p>
      <text:p text:style-name="P2"><text:span text:style-name="T6">For example, the most difficult of these operations would involve cellstat replacement. <text:s/>First, </text:span><text:span text:style-name="T5">a second cellstat </text:span><text:span text:style-name="T6">would be filled with nutrient, brought to temperature, and </text:span><text:span text:style-name="T5">innoculated from </text:span><text:span text:style-name="T6">the current</text:span><text:span text:style-name="T5"> cellstat. <text:s/></text:span><text:span text:style-name="T6">Calibration data is supplied as t</text:span><text:span text:style-name="T5">he culture is brought to early log phase </text:span><text:span text:style-name="T6">growth rate</text:span><text:span text:style-name="T5">. <text:s/></text:span><text:span text:style-name="T6">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span></text:p>
      <text:p text:style-name="P2"/>
      <text:p text:style-name="P2"><text:line-break/>-Project Plan<text:line-break/><text:line-break/>Three complete EvoStat systems will be built: One, almost complete as of this writing, to support the work of Edgell et alia at the Genome Sciences building on the campus of UNC-Chapel Hill. <text:s/>A second will be constructed at the local makerspace in Durham, NC (Splatspace) where we have access to 3D printers, electronic workbench, and machine shop resources, and a third at the Museum of Life and Science, where principal construction of components for all three systems will be 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xt:soft-page-break/>technical milestones and a timeline narrative.</text:p>
      <text:p text:style-name="P2"/>
      <table:table table:name="Timeline" table:style-name="Timeline">
        <table:table-column table:style-name="Timeline.A" table:number-columns-repeated="5"/>
        <table:table-row>
          <table:table-cell table:style-name="Timeline.A1" office:value-type="string">
            <text:p text:style-name="P13">Aims</text:p>
          </table:table-cell>
          <table:table-cell table:style-name="Timeline.D1" office:value-type="string">
            <text:p text:style-name="Table_20_Contents"/>
          </table:table-cell>
          <table:table-cell table:style-name="Timeline.D1" office:value-type="string">
            <text:p text:style-name="P13">Months 1-3</text:p>
          </table:table-cell>
          <table:table-cell table:style-name="Timeline.D1" office:value-type="string">
            <text:p text:style-name="P13">Months 4-6</text:p>
          </table:table-cell>
          <table:table-cell table:style-name="Timeline.E1" office:value-type="string">
            <text:p text:style-name="Table_20_Contents"><text:s/><text:span text:style-name="T8">Months 7-12</text:span></text:p>
          </table:table-cell>
        </table:table-row>
        <table:table-row>
          <table:table-cell table:style-name="Timeline.A3" office:value-type="string">
            <text:p text:style-name="P13">Level detection</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3" office:value-type="string">
            <text:p text:style-name="P13">Cell density</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4" office:value-type="string">
            <text:p text:style-name="P13">Luminosity</text:p>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E4" office:value-type="string">
            <text:p text:style-name="Table_20_Contents"/>
          </table:table-cell>
        </table:table-row>
      </table:table>
      <text:p text:style-name="P5"><text:line-break/><text:line-break/>We intend to use the devices to recapitulate the experiments done by Esvelt, Lui, Dickson, and others at Harvard and support the novel work being done by Dr. Edgell et alia.<text:line-break/><text:line-break/>-Evaluation<text:line-break/><text:line-break/>The design should have a parts cost on the order of $1000.00 and could be constructed in a few weeks by an electronic technician with access to a 3D printer and machine tools.<text:line-break/><text:line-break/><text:line-break/>1) Define the criteria for a go/no-go decision within the technical phase. Include defined metrics that will indicate or demonstrate a successful outcome.<text:line-break/><text:line-break/>Achieving sufficient image sensitivity for bio-luminescence through the active cooling of commodity USB cameras (Logi-Tech, Dino-Lite USB microscope)<text:line-break/><text:line-break/>Discuss the anticipated challenges within the technical aspects of the project.<text:line-break/><text:line-break/>Commercial Proposal Narrative: The commercial narrative should be no more than 2 pages long and include all sections below. Use the headings provided.<text:line-break/>The Commercialization Advisor should participate in the preparation of this section of the proposal.<text:line-break/><text:line-break/>-Problem<text:line-break/><text:line-break/><text:line-break/>-Commercial Goals<text:line-break/><text:line-break/>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ext:span text:style-name="T12">therapeutic</text:span> to contract out the task of <text:soft-page-break/>affinity or selectivity optimization without the need to build and maintain <text:span text:style-name="T12">phage-stats</text:span> or develop in-house expertise <text:span text:style-name="T12">in </text:span>directed evolution. <text:s/>This business model is of particular interest as it benefits directly from both the low build cost and the low operating cost of the device.<text:line-break/><text:line-break/>Patent protection<text:line-break/><text:line-break/>Ultimately, many practitioners <text:span text:style-name="T12">may</text:span> want to perform <text:span text:style-name="T12">the </text:span>continuous evolution <text:span text:style-name="T12">process</text:span> w<text:span text:style-name="T12">ith requirements different from academic</text:span> <text:span text:style-name="T12">research</text:span>. <text:span text:style-name="T12">We see an opportunity to </text:span>create a commercial version of the EvoStat <text:span text:style-name="T12">with an emphasis on using evolution as an industrial process.</text:span><text:line-break/><text:line-break/><text:line-break/>Licensing<text:line-break/><text:line-break/>See the FAQs online for examples of commercialization goals.<text:line-break/><text:line-break/>-Market<text:line-break/><text:line-break/>Phage-based directed evolution is a fairly recent development, but given the advantages of protein-based theraputics, it seems likely that this <text:span text:style-name="T8">method </text:span>of protein modification may come into widespread use in pharmaceutical development.<text:line-break/><text:line-break/>Manufacturers of liquid handling laboratory equipment such as Tecan, Aventics, Humphrey, Nordson EFD are all potential manufacturers of the EvoStat. <text:s/>Other companies include Becton Dickinson, Topac, Intellitech, and Pope Scientific.<text:line-break/><text:line-break/><text:line-break/>-Intellectual Property<text:line-break/><text:line-break/>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ext:span text:style-name="T12">the use of </text:span>evolving protein as a proxy for phage fusion protein, and other matters relating to the molecular biology of mutation and selection. <text:s/>This IP does not appear to impact phagestat design and our improvements are based upon well-known and <text:span text:style-name="T12">largely</text:span> open technologies. <text:s/>A description of the prior art can be found in Husimi <text:span text:style-name="T12">(</text:span>1989<text:span text:style-name="T12">)</text:span>. <text:s/>The improvements represented in our IP are based <text:span text:style-name="T12">primarily </text:span>upon this non-patent prior art.<text:line-break/><text:line-break/>As far as we know, none of the details of operation of this design are subject to any IP constraints.<text:line-break/><text:line-break/>-Project Plan<text:line-break/><text:line-break/>Support will provide funding for two days per week for six months. <text:s/>One day per week at the Museum of Life and Science for primary construction and software development of three complete EvoStats and one day per week on-site at the Genome Sciences building (Biology dept.) at UNC-Chapel Hill integrating and maintaining the EvoStat for use by researchers <text:line-break/><text:line-break/> and additional components (multiple extra instances of the lagoon units, one additional Cellstat, and one additional auto-sampler). <text:line-break/><text:soft-page-break/><text:line-break/>Each EvoStat will consist of a main computer, one cellstat, four lagoons, and one auto-sampler. <text:s/>An additional cellstat and an auto-sampler along with a few additional lagoons may be constructed as backup units. <text:s/>Initially, we have no plans to run active cultures in the EvoStats located at the Museum of Life and Science or the makerspace. <text:s/>When the design stabilizes and the second and third EvoStat have demonstrated their reliability, they will be moved into space at UNC or another laboratory to be used for evolution experiments.<text:line-break/><text:line-break/>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soft-pag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Quantity</text:p>
          </table:table-cell>
          <table:table-cell table:style-name="Table1.A1" office:value-type="string">
            <text:p text:style-name="P11">Price</text:p>
          </table:table-cell>
          <table:table-cell table:style-name="Table1.A1" office:value-type="string">
            <text:p text:style-name="P11">Description</text:p>
          </table:table-cell>
        </table:table-row>
        <table:table-row table:style-name="Table1.1">
          <table:table-cell table:style-name="Table1.A1" office:value-type="string">
            <text:p text:style-name="P11">2</text:p>
          </table:table-cell>
          <table:table-cell table:style-name="Table1.B2" office:value-type="currency" office:currency="USD" office:value="7.51">
            <text:p text:style-name="P11">$7.51</text:p>
          </table:table-cell>
          <table:table-cell table:style-name="Table1.A1" office:value-type="string">
            <text:p text:style-name="P10">Charlotte Pipe 2-in x 10-ft 280-PSI Sch 40 PVC</text:p>
          </table:table-cell>
        </table:table-row>
        <table:table-row table:style-name="Table1.1">
          <table:table-cell table:style-name="Table1.A1" office:value-type="string">
            <text:p text:style-name="P11">3</text:p>
          </table:table-cell>
          <table:table-cell table:style-name="Table1.B2" office:value-type="currency" office:currency="USD" office:value="7.51">
            <text:p text:style-name="P11">$7.51</text:p>
          </table:table-cell>
          <table:table-cell table:style-name="Table1.A1" office:value-type="string">
            <text:p text:style-name="P10">Charlotte Pipe 1-1/2-in x 10-ft 280-PSI Sch 40 PVC</text:p>
          </table:table-cell>
        </table:table-row>
        <table:table-row table:style-name="Table1.1">
          <table:table-cell table:style-name="Table1.A1" office:value-type="string">
            <text:p text:style-name="P11">3</text:p>
          </table:table-cell>
          <table:table-cell table:style-name="Table1.B2" office:value-type="currency" office:currency="USD" office:value="2.96">
            <text:p text:style-name="P11">$2.96</text:p>
          </table:table-cell>
          <table:table-cell table:style-name="Table1.A1" office:value-type="string">
            <text:p text:style-name="P10">LASCO 2-in Dia 90-Degree PVC Sch 40 Tee</text:p>
          </table:table-cell>
        </table:table-row>
        <table:table-row table:style-name="Table1.1">
          <table:table-cell table:style-name="Table1.A1" office:value-type="string">
            <text:p text:style-name="P11">3</text:p>
          </table:table-cell>
          <table:table-cell table:style-name="Table1.B2" office:value-type="currency" office:currency="USD" office:value="15.58">
            <text:p text:style-name="P11">$15.58</text:p>
          </table:table-cell>
          <table:table-cell table:style-name="Table1.A1" office:value-type="string">
            <text:p text:style-name="P10">Charlotte Pipe 4-in x 10-ft Sch 40 PVC</text:p>
          </table:table-cell>
        </table:table-row>
        <table:table-row table:style-name="Table1.1">
          <table:table-cell table:style-name="Table1.A1" office:value-type="string">
            <text:p text:style-name="P11">4</text:p>
          </table:table-cell>
          <table:table-cell table:style-name="Table1.B2" office:value-type="currency" office:currency="USD" office:value="12.48">
            <text:p text:style-name="P11">$12.48</text:p>
          </table:table-cell>
          <table:table-cell table:style-name="Table1.A1" office:value-type="string">
            <text:p text:style-name="P10">Charlotte Pipe 4-in x 4-in x 2-in dia PVC Sanitary Tee</text:p>
          </table:table-cell>
        </table:table-row>
        <table:table-row table:style-name="Table1.1">
          <table:table-cell table:style-name="Table1.A1" office:value-type="string">
            <text:p text:style-name="P11">16</text:p>
          </table:table-cell>
          <table:table-cell table:style-name="Table1.B2" office:value-type="currency" office:currency="USD" office:value="12.48">
            <text:p text:style-name="P11">$12.48</text:p>
          </table:table-cell>
          <table:table-cell table:style-name="Table1.A1" office:value-type="string">
            <text:p text:style-name="P10">Charlotte Pipe 4-in x 4-in x 1-1/2-in dia PVC Sanitary Tee</text:p>
          </table:table-cell>
        </table:table-row>
        <table:table-row table:style-name="Table1.1">
          <table:table-cell table:style-name="Table1.A1" office:value-type="string">
            <text:p text:style-name="P11">10</text:p>
          </table:table-cell>
          <table:table-cell table:style-name="Table1.B2" office:value-type="currency" office:currency="USD" office:value="6.56">
            <text:p text:style-name="P11">$6.56</text:p>
          </table:table-cell>
          <table:table-cell table:style-name="Table1.A1" office:value-type="string">
            <text:p text:style-name="P10">Nipple 1/2In Thrd Both Ends 3-1/2In 304</text:p>
          </table:table-cell>
        </table:table-row>
        <table:table-row table:style-name="Table1.1">
          <table:table-cell table:style-name="Table1.A1" office:value-type="string">
            <text:p text:style-name="P11">10</text:p>
          </table:table-cell>
          <table:table-cell table:style-name="Table1.B2" office:value-type="currency" office:currency="USD" office:value="9.09">
            <text:p text:style-name="P11">$9.09</text:p>
          </table:table-cell>
          <table:table-cell table:style-name="Table1.A1" office:value-type="string">
            <text:p text:style-name="P10">Nipple 1/2In Thrd Both Ends 3-1/2In 316</text:p>
          </table:table-cell>
        </table:table-row>
        <table:table-row table:style-name="Table1.1">
          <table:table-cell table:style-name="Table1.A1" office:value-type="string">
            <text:p text:style-name="P11">2</text:p>
          </table:table-cell>
          <table:table-cell table:style-name="Table1.B2" office:value-type="currency" office:currency="USD" office:value="8.31">
            <text:p text:style-name="P11">$8.31</text:p>
          </table:table-cell>
          <table:table-cell table:style-name="Table1.A1" office:value-type="string">
            <text:p text:style-name="P10">Cross 1/2 In 316 Stainless Steel 150 PSI</text:p>
          </table:table-cell>
        </table:table-row>
        <table:table-row table:style-name="Table1.1">
          <table:table-cell table:style-name="Table1.A1" office:value-type="string">
            <text:p text:style-name="P11">8</text:p>
          </table:table-cell>
          <table:table-cell table:style-name="Table1.B2" office:value-type="currency" office:currency="USD" office:value="3.56">
            <text:p text:style-name="P11">$3.56</text:p>
          </table:table-cell>
          <table:table-cell table:style-name="Table1.A1" office:value-type="string">
            <text:p text:style-name="P10">Elbow 90Deg 1/2 In 304 Stainless Steel</text:p>
          </table:table-cell>
        </table:table-row>
        <table:table-row table:style-name="Table1.1">
          <table:table-cell table:style-name="Table1.A1" office:value-type="string">
            <text:p text:style-name="P11">0</text:p>
          </table:table-cell>
          <table:table-cell table:style-name="Table1.B2" office:value-type="currency" office:currency="USD" office:value="19.69">
            <text:p text:style-name="P11">$19.69</text:p>
          </table:table-cell>
          <table:table-cell table:style-name="Table1.A1" office:value-type="string">
            <text:p text:style-name="P10">Elbow 90 Deg 1/2 In 304 Stainless Steel</text:p>
          </table:table-cell>
        </table:table-row>
        <table:table-row table:style-name="Table1.1">
          <table:table-cell table:style-name="Table1.A1" office:value-type="string">
            <text:p text:style-name="P11">1</text:p>
          </table:table-cell>
          <table:table-cell table:style-name="Table1.B2" office:value-type="currency" office:currency="USD" office:value="5">
            <text:p text:style-name="P11">$5.00</text:p>
          </table:table-cell>
          <table:table-cell table:style-name="Table1.A1" office:value-type="string">
            <text:p text:style-name="P10">Drip Pan</text:p>
          </table:table-cell>
        </table:table-row>
        <table:table-row table:style-name="Table1.1">
          <table:table-cell table:style-name="Table1.A1" office:value-type="string">
            <text:p text:style-name="P11">1</text:p>
          </table:table-cell>
          <table:table-cell table:style-name="Table1.B2" office:value-type="currency" office:currency="USD" office:value="5">
            <text:p text:style-name="P11">$5.00</text:p>
          </table:table-cell>
          <table:table-cell table:style-name="Table1.A1" office:value-type="string">
            <text:p text:style-name="P10">Grill</text:p>
          </table:table-cell>
        </table:table-row>
        <table:table-row table:style-name="Table1.1">
          <table:table-cell table:style-name="Table1.A1" office:value-type="string">
            <text:p text:style-name="P11">2</text:p>
          </table:table-cell>
          <table:table-cell table:style-name="Table1.B2" office:value-type="currency" office:currency="USD" office:value="70">
            <text:p text:style-name="P11">$70.00</text:p>
          </table:table-cell>
          <table:table-cell table:style-name="Table1.A1" office:value-type="string">
            <text:p text:style-name="P10">Foam Box</text:p>
          </table:table-cell>
        </table:table-row>
        <table:table-row table:style-name="Table1.1">
          <table:table-cell table:style-name="Table1.A1" office:value-type="string">
            <text:p text:style-name="P11">4</text:p>
          </table:table-cell>
          <table:table-cell table:style-name="Table1.B2" office:value-type="currency" office:currency="USD" office:value="5">
            <text:p text:style-name="P11">$5.00</text:p>
          </table:table-cell>
          <table:table-cell table:style-name="Table1.A1" office:value-type="string">
            <text:p text:style-name="P10">Floor flange</text:p>
          </table:table-cell>
        </table:table-row>
        <table:table-row table:style-name="Table1.1">
          <table:table-cell table:style-name="Table1.A1" office:value-type="string">
            <text:p text:style-name="P11">4</text:p>
          </table:table-cell>
          <table:table-cell table:style-name="Table1.B2" office:value-type="currency" office:currency="USD" office:value="25">
            <text:p text:style-name="P11">$25.00</text:p>
          </table:table-cell>
          <table:table-cell table:style-name="Table1.A1" office:value-type="string">
            <text:p text:style-name="P10">Caster</text:p>
          </table:table-cell>
        </table:table-row>
        <table:table-row table:style-name="Table1.1">
          <table:table-cell table:style-name="Table1.A1" office:value-type="string">
            <text:p text:style-name="P11">4</text:p>
          </table:table-cell>
          <table:table-cell table:style-name="Table1.B2" office:value-type="currency" office:currency="USD" office:value="5">
            <text:p text:style-name="P11">$5.00</text:p>
          </table:table-cell>
          <table:table-cell table:style-name="Table1.A1" office:value-type="string">
            <text:p text:style-name="P10">Floor flange</text:p>
          </table:table-cell>
        </table:table-row>
        <table:table-row table:style-name="Table1.1">
          <table:table-cell table:style-name="Table1.A1" office:value-type="string">
            <text:p text:style-name="P11">100</text:p>
          </table:table-cell>
          <table:table-cell table:style-name="Table1.B2" office:value-type="currency" office:currency="USD" office:value="10">
            <text:p text:style-name="P11">$10.00</text:p>
          </table:table-cell>
          <table:table-cell table:style-name="Table1.A1" office:value-type="string">
            <text:p text:style-name="P10">1/4-20 Socket cap Stainless steel 18-8</text:p>
          </table:table-cell>
        </table:table-row>
        <text:soft-page-break/>
        <table:table-row table:style-name="Table1.1">
          <table:table-cell table:style-name="Table1.A1" office:value-type="string">
            <text:p text:style-name="P10">TOTAL</text:p>
          </table:table-cell>
          <table:table-cell table:style-name="Table1.B2" office:value-type="currency" office:currency="USD" office:value="230.73">
            <text:p text:style-name="P11">$230.73</text:p>
          </table:table-cell>
          <table:table-cell table:style-name="Table1.A1" office:value-type="string">
            <text:p text:style-name="P12"/>
          </table:table-cell>
        </table:table-row>
      </table:table>
      <text:p text:style-name="Standard"/>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Mangal1" svg:font-family="Mangal"/>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Helvetica"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12:53:40.067000000</meta:creation-date>
    <dc:date>2016-01-26T13:10:35.172000000</dc:date>
    <meta:editing-duration>PT12M47S</meta:editing-duration>
    <meta:editing-cycles>3</meta:editing-cycles>
    <meta:generator>LibreOffice/4.2.5.2$Windows_x86 LibreOffice_project/6ff819b65674ae6c83f3cbab9e4a4c2b292a7a94</meta:generator>
    <meta:document-statistic meta:table-count="2" meta:image-count="0" meta:object-count="0" meta:page-count="8" meta:paragraph-count="77" meta:word-count="2564" meta:character-count="17650" meta:non-whitespace-character-count="14989"/>
  </office:meta>
</office:document-meta>
</file>